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9702F7634CBC0C97E4.png" manifest:media-type="image/png"/>
  <manifest:file-entry manifest:full-path="Pictures/1000020100000556000002970ADBAF8E374E2C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0.899cm" svg:height="8.339cm" svg:x="4.2cm" svg:y="10.261cm">
          <draw:image xlink:href="Pictures/1000020100000556000002970ADBAF8E374E2CFC.png" xlink:type="simple" xlink:show="embed" xlink:actuate="onLoad">
            <text:p/>
          </draw:image>
        </draw:frame>
        <draw:frame draw:style-name="gr1" draw:text-style-name="P1" draw:layer="layout" svg:width="20.899cm" svg:height="8.339cm" svg:x="4.2cm" svg:y="1.7cm">
          <draw:image xlink:href="Pictures/10000201000005560000029702F7634CBC0C97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8:11:39.196867722</meta:creation-date>
    <dc:date>2020-06-03T18:13:49.606025911</dc:date>
    <meta:editing-duration>PT2M11S</meta:editing-duration>
    <meta:editing-cycles>1</meta:editing-cycles>
    <meta:document-statistic meta:object-count="2"/>
    <meta:generator>LibreOffice/6.0.7.3$Linux_X86_64 LibreOffice_project/00m0$Build-3</meta:generator>
  </office:meta>
</office:document-meta>
</file>